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be753" officeooo:paragraph-rsid="001be75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e753" officeooo:paragraph-rsid="001be753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7d3" officeooo:paragraph-rsid="001df7d3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df7d3" officeooo:paragraph-rsid="001df7d3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bfd84" officeooo:paragraph-rsid="001bfd84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officeooo:rsid="001be753" officeooo:paragraph-rsid="001be753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officeooo:rsid="001bfd84" officeooo:paragraph-rsid="001bfd84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1df7d3" officeooo:paragraph-rsid="001df7d3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officeooo:rsid="001df7d3" officeooo:paragraph-rsid="001df7d3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officeooo:rsid="001eed58" officeooo:paragraph-rsid="001eed58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bfd84" officeooo:paragraph-rsid="001bfd84" style:font-style-asian="normal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dde21" officeooo:paragraph-rsid="001dde21" style:font-style-asian="normal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df7d3" officeooo:paragraph-rsid="001df7d3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vil War Causes</text:p>
      <text:list xml:id="list5478395539332464857" text:style-name="L1">
        <text:list-item>
          <text:p text:style-name="P6">The North didn't like slaves</text:p>
          <text:list>
            <text:list-item>
              <text:p text:style-name="P6">They were abolitionists and were getting more power</text:p>
            </text:list-item>
            <text:list-item>
              <text:p text:style-name="P6">Originally tensions were mellow</text:p>
            </text:list-item>
          </text:list>
        </text:list-item>
        <text:list-item>
          <text:p text:style-name="P6">The South liked slavery</text:p>
          <text:list>
            <text:list-item>
              <text:p text:style-name="P6">Good for whites and blacks</text:p>
              <text:list>
                <text:list-item>
                  <text:p text:style-name="P6">Whites needed labor</text:p>
                </text:list-item>
                <text:list-item>
                  <text:p text:style-name="P6">Blacks needed supervision</text:p>
                </text:list-item>
              </text:list>
            </text:list-item>
          </text:list>
        </text:list-item>
        <text:list-item>
          <text:p text:style-name="P6">United States was expanding</text:p>
          <text:list>
            <text:list-item>
              <text:p text:style-name="P6">Weren't sure how the new territories would fall in terms of the legality of slavery</text:p>
            </text:list-item>
            <text:list-item>
              <text:p text:style-name="P6">When Lincoln became president the US was on the brink of war</text:p>
            </text:list-item>
            <text:list-item>
              <text:p text:style-name="P6">Compromisers were made 1850-1854</text:p>
            </text:list-item>
          </text:list>
        </text:list-item>
      </text:list>
      <text:p text:style-name="P2"/>
      <text:list xml:id="list224719850370929" text:continue-numbering="true" text:style-name="L1">
        <text:list-item>
          <text:p text:style-name="P6">The Pro-Slavery Argument</text:p>
          <text:list>
            <text:list-item>
              <text:p text:style-name="P6">The South strongly opposed the free0labor ideology</text:p>
              <text:list>
                <text:list-item>
                  <text:p text:style-name="P6">Because of the Nat Turner uprising where blacks rebeled</text:p>
                </text:list-item>
                <text:list-item>
                  <text:p text:style-name="P6">The great cotton economy</text:p>
                </text:list-item>
                <text:list-item>
                  <text:p text:style-name="P6">The abolitionist movement's frequent attacks on Southern society</text:p>
                </text:list-item>
              </text:list>
            </text:list-item>
            <text:list-item>
              <text:p text:style-name="P7">White southerners started making an intellectual defense of slavery</text:p>
            </text:list-item>
            <text:list-item>
              <text:p text:style-name="P5"><text:span text:style-name="T1">The </text:span><text:span text:style-name="T2">Pro-Slavery Argument</text:span><text:span text:style-name="T3"> makes the case that slavery is good</text:span></text:p>
              <text:list>
                <text:list-item>
                  <text:p text:style-name="P11">Necessary evil</text:p>
                </text:list-item>
                <text:list-item>
                  <text:p text:style-name="P11">Slaves had better conditions than Northern industrial workers (supposedly)</text:p>
                </text:list-item>
                <text:list-item>
                  <text:p text:style-name="P11">White people got free labor</text:p>
                </text:list-item>
                <text:list-item>
                  <text:p text:style-name="P11">Slavery was necessary for the Southern way of life which was the best in the world</text:p>
                </text:list-item>
                <text:list-item>
                  <text:p text:style-name="P11">Southerners saw the North as a “spirit of greed, debauchery, and destructiveness.”</text:p>
                </text:list-item>
                <text:list-item>
                  <text:p text:style-name="P11">The North had the horrible factory system</text:p>
                </text:list-item>
                <text:list-item>
                  <text:p text:style-name="P11">African Americans were “biologically inferior”</text:p>
                </text:list-item>
              </text:list>
            </text:list-item>
          </text:list>
        </text:list-item>
        <text:list-item>
          <text:p text:style-name="P11">Buchanan and Depression</text:p>
          <text:list>
            <text:list-item>
              <text:p text:style-name="P11">Election time was around the corner</text:p>
            </text:list-item>
            <text:list-item>
              <text:p text:style-name="P11">Democrats wanted a candidate who wanted a candidate not associated with “Bleeding Kansas”</text:p>
              <text:list>
                <text:list-item>
                  <text:p text:style-name="P11">Chose James Buchanan of Pennsylvania</text:p>
                </text:list-item>
              </text:list>
            </text:list-item>
            <text:list-item>
              <text:p text:style-name="P11">Republicans were Whiggish</text:p>
              <text:list>
                <text:list-item>
                  <text:p text:style-name="P11">Chose John C. Fremont who had no political record</text:p>
                </text:list-item>
              </text:list>
            </text:list-item>
            <text:list-item>
              <text:p text:style-name="P11">Buchanan won as the second oldest president to take office</text:p>
            </text:list-item>
            <text:list-item>
              <text:p text:style-name="P11">He was painfully indecisive and timid</text:p>
            </text:list-item>
            <text:list-item>
              <text:p text:style-name="P11">A depression manifested the year he took office</text:p>
            </text:list-item>
          </text:list>
        </text:list-item>
        <text:list-item>
          <text:p text:style-name="P5"><text:span text:style-name="T3">The </text:span><text:span text:style-name="T2">Dred Scott </text:span><text:span text:style-name="T3">Decision</text:span></text:p>
          <text:list>
            <text:list-item>
              <text:p text:style-name="P5"><text:span text:style-name="T3">The Supreme Court threw itself into the controversy with </text:span><text:span text:style-name="T2">Dred Scott </text:span><text:span text:style-name="T3">v. </text:span><text:span text:style-name="T2">Sandford, </text:span><text:span text:style-name="T3">the slave of a dead man who had moved to a no-slavery state</text:span></text:p>
              <text:list>
                <text:list-item>
                  <text:p text:style-name="P11">It ruled that the case was too complicated to make a single ruling</text:p>
                </text:list-item>
                <text:list-item>
                  <text:p text:style-name="P11">The chief justice argued that since blacks were not citizens they had no right to bring a case to federal court </text:p>
                </text:list-item>
                <text:list-item>
                  <text:p text:style-name="P11">Eventually the Missouri Compromise was found to be Unconstitutional</text:p>
                </text:list-item>
                <text:list-item>
                  <text:p text:style-name="P12"><text:soft-page-break/>This was great for southern whites</text:p>
                </text:list-item>
                <text:list-item>
                  <text:p text:style-name="P12">Republicans threatened to pack the courts when they took office</text:p>
                </text:list-item>
              </text:list>
            </text:list-item>
          </text:list>
        </text:list-item>
        <text:list-item>
          <text:p text:style-name="P12">Deadlock over Kansas</text:p>
          <text:list>
            <text:list-item>
              <text:p text:style-name="P12">The majority of people in Kansas opposed slavery</text:p>
            </text:list-item>
            <text:list-item>
              <text:p text:style-name="P12">Kansas entered the union after Buchanan's adminstration as a free state</text:p>
            </text:list-item>
          </text:list>
        </text:list-item>
        <text:list-item>
          <text:p text:style-name="P12">The Emergence of Lincoln</text:p>
          <text:list>
            <text:list-item>
              <text:p text:style-name="P12">Lincoln lost the Senate race under the Republican party after debates with Stephen Douglas but gained a following</text:p>
            </text:list-item>
            <text:list-item>
              <text:p text:style-name="P12">He was anti-slavery</text:p>
            </text:list-item>
            <text:list-item>
              <text:p text:style-name="P12">He wanted to stop the spread of slavery, not abolish it</text:p>
            </text:list-item>
          </text:list>
        </text:list-item>
        <text:list-item>
          <text:p text:style-name="P12">John Brown's Raid</text:p>
          <text:list>
            <text:list-item>
              <text:p text:style-name="P12">John Brown, who was extremely anti-slavery, made plans to forcefully make a slave insurrection in the South</text:p>
            </text:list-item>
            <text:list-item>
              <text:p text:style-name="P12">It didn't work</text:p>
            </text:list-item>
          </text:list>
        </text:list-item>
        <text:list-item>
          <text:p text:style-name="P12">The Election of Lincoln</text:p>
          <text:list>
            <text:list-item>
              <text:p text:style-name="P12">Lincoln was elected by a landslide of electoral votes but the minority of popular vote</text:p>
            </text:list-item>
            <text:list-item>
              <text:p text:style-name="P13">Disunion began after Lincoln's election</text:p>
            </text:list-item>
          </text:list>
        </text:list-item>
      </text:list>
      <text:p text:style-name="P3"/>
      <text:p text:style-name="P3">STEVEN'S PAGE</text:p>
      <text:list xml:id="list2938173336613346828" text:style-name="L2">
        <text:list-item>
          <text:p text:style-name="P8">Trist got most of Polks original demands</text:p>
        </text:list-item>
        <text:list-item>
          <text:p text:style-name="P8">Polk claimed that trist hadn't done what he wanted</text:p>
        </text:list-item>
        <text:list-item>
          <text:p text:style-name="P8">The Trist treaty was submitted to the Senate, which approved it. America got lots more territory</text:p>
        </text:list-item>
      </text:list>
      <text:p text:style-name="P4"/>
      <text:p text:style-name="P3">CONNOR'S PAGE</text:p>
      <text:list xml:id="list2523142417184167768" text:style-name="L3">
        <text:list-item>
          <text:p text:style-name="P9">Pottawatomie Massacre</text:p>
          <text:list>
            <text:list-item>
              <text:p text:style-name="P9">John Brown murdered five pro-slavery settlers</text:p>
            </text:list-item>
            <text:list-item>
              <text:p text:style-name="P9">This lead to civil strife in Kansas </text:p>
            </text:list-item>
            <text:list-item>
              <text:p text:style-name="P9">Charles Sumner of Massachusetts claimed that Butler was the “Don Quixote” of slavery</text:p>
            </text:list-item>
          </text:list>
        </text:list-item>
        <text:list-item>
          <text:p text:style-name="P9">Preston Brooks and Charles Sumner</text:p>
          <text:list>
            <text:list-item>
              <text:p text:style-name="P10">Brooks beat the shit out of Sumner while Congress was in session</text:p>
            </text:list-item>
            <text:list-item>
              <text:p text:style-name="P10">Sumner was unable to return to office for four years</text:p>
            </text:list-item>
          </text:list>
        </text:list-item>
        <text:list-item>
          <text:p text:style-name="P10">The Free-Soil Ideology</text:p>
          <text:list>
            <text:list-item>
              <text:p text:style-name="P10">The ideologies had increased in intensity in the North and the South</text:p>
            </text:list-item>
            <text:list-item>
              <text:p text:style-name="P10">The North thought that “free soil” and “free labor” were the way to go</text:p>
            </text:list-item>
            <text:list-item>
              <text:p text:style-name="P10">Slavery wasn't dangerous because of what it did to blacks but because of what they threatened to do to whites</text:p>
            </text:list-item>
            <text:list-item>
              <text:p text:style-name="P10">According to this, the South was the antithesis of democrac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45:17.913470262</meta:creation-date>
    <meta:editing-duration>PT1H55M9S</meta:editing-duration>
    <meta:editing-cycles>2</meta:editing-cycles>
    <meta:generator>LibreOffice/4.3.4.1$Linux_X86_64 LibreOffice_project/430m0$Build-1</meta:generator>
    <dc:date>2014-12-15T22:47:17.851308442</dc:date>
    <meta:document-statistic meta:table-count="0" meta:image-count="0" meta:object-count="0" meta:page-count="2" meta:paragraph-count="72" meta:word-count="652" meta:character-count="3616" meta:non-whitespace-character-count="3103"/>
  </office:meta>
</office:document-meta>
</file>